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1417in"/>
    </style:style>
    <style:style style:name="co5" style:family="table-column">
      <style:table-column-properties fo:break-before="auto" style:column-width="1.6508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1.6953in"/>
    </style:style>
    <style:style style:name="co14" style:family="table-column">
      <style:table-column-properties fo:break-before="auto" style:column-width="1.7075in"/>
    </style:style>
    <style:style style:name="co15" style:family="table-column">
      <style:table-column-properties fo:break-before="auto" style:column-width="1.0327in"/>
    </style:style>
    <style:style style:name="co16" style:family="table-column">
      <style:table-column-properties fo:break-before="auto" style:column-width="0.9291in"/>
    </style:style>
    <style:style style:name="co17" style:family="table-column">
      <style:table-column-properties fo:break-before="auto" style:column-width="1.6689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3429in"/>
    </style:style>
    <style:style style:name="co23" style:family="table-column">
      <style:table-column-properties fo:break-before="auto" style:column-width="1.5756in"/>
    </style:style>
    <style:style style:name="co24" style:family="table-column">
      <style:table-column-properties fo:break-before="auto" style:column-width="1.1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Liberation Sans" fo:font-size="12pt" style:font-size-asian="12pt" style:font-size-complex="12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1"/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9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rof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1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 table:number-rows-repeated="1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27" office:value-type="string" calcext:value-type="string">
            <text:p>Bitcoin Variable %:</text:p>
          </table:table-cell>
          <table:table-cell table:style-name="ce35" table:formula="of:=1.34%" office:value-type="percentage" office:value="0.0134" calcext:value-type="percentage">
            <text:p>1.34%</text:p>
          </table:table-cell>
          <table:table-cell table:style-name="ce31"/>
          <table:table-cell/>
          <table:table-cell table:style-name="ce19" office:value-type="string" calcext:value-type="string">
            <text:p>BTC – Running Total: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/>
          <table:table-cell table:formula="of:=(0.01843645+0.00261433)+(0.01654779+0.0000718)+(0.00303892)" office:value-type="float" office:value="0.04070929" calcext:value-type="float">
            <text:p>0.04070929</text:p>
          </table:table-cell>
          <table:table-cell table:number-columns-repeated="2"/>
        </table:table-row>
        <table:table-row table:style-name="ro2">
          <table:table-cell table:style-name="ce25" table:formula="of:=43392.3" office:value-type="currency" office:currency="USD" office:value="43392.3" calcext:value-type="currency">
            <text:p>$43,392.30</text:p>
          </table:table-cell>
          <table:table-cell table:style-name="ce25" table:formula="of:=([.A15]*[.B13])+[.A15]" office:value-type="currency" office:currency="USD" office:value="43973.75682" calcext:value-type="currency">
            <text:p>$43,973.76</text:p>
          </table:table-cell>
          <table:table-cell table:style-name="ce25" table:formula="of:=([.B15]*1%)+[.B15]" office:value-type="currency" office:currency="USD" office:value="44413.4943882" calcext:value-type="currency">
            <text:p>$44,413.49</text:p>
          </table:table-cell>
          <table:table-cell table:number-columns-repeated="4"/>
        </table:table-row>
        <table:table-row table:style-name="ro2">
          <table:table-cell table:style-name="ce54" table:number-columns-repeated="3"/>
          <table:table-cell table:number-columns-repeated="4"/>
        </table:table-row>
        <table:table-row table:style-name="ro2">
          <table:table-cell table:style-name="ce27" office:value-type="string" calcext:value-type="string">
            <text:p>ChainLink Variable %:</text:p>
          </table:table-cell>
          <table:table-cell table:style-name="ce35" table:formula="of:=2.03%" office:value-type="percentage" office:value="0.0203" calcext:value-type="percentage">
            <text:p>2.03%</text:p>
          </table:table-cell>
          <table:table-cell table:style-name="ce31"/>
          <table:table-cell table:number-columns-repeated="4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25" table:formula="of:=16.31" office:value-type="currency" office:currency="USD" office:value="16.31" calcext:value-type="currency">
            <text:p>$16.31</text:p>
          </table:table-cell>
          <table:table-cell table:style-name="ce25" table:formula="of:=([.A19]*[.B17])+[.A19]" office:value-type="currency" office:currency="USD" office:value="16.641093" calcext:value-type="currency">
            <text:p>$16.64</text:p>
          </table:table-cell>
          <table:table-cell table:style-name="ce25" table:formula="of:=([.B19]*1%)+[.B19]" office:value-type="currency" office:currency="USD" office:value="16.80750393" calcext:value-type="currency">
            <text:p>$16.81</text:p>
          </table:table-cell>
          <table:table-cell table:number-columns-repeated="4"/>
        </table:table-row>
        <table:table-row table:style-name="ro2">
          <table:table-cell table:style-name="ce31" table:number-columns-repeated="3"/>
          <table:table-cell table:number-columns-repeated="4"/>
        </table:table-row>
        <table:table-row table:style-name="ro2">
          <table:table-cell table:style-name="ce27" office:value-type="string" calcext:value-type="string">
            <text:p>Eth Variable %:</text:p>
          </table:table-cell>
          <table:table-cell table:style-name="ce35" table:formula="of:=1.54%" office:value-type="percentage" office:value="0.0154" calcext:value-type="percentage">
            <text:p>1.54%</text:p>
          </table:table-cell>
          <table:table-cell table:style-name="ce31"/>
          <table:table-cell table:number-columns-repeated="4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25" table:formula="of:=3298.83" office:value-type="currency" office:currency="USD" office:value="3298.83" calcext:value-type="currency">
            <text:p>$3,298.83</text:p>
          </table:table-cell>
          <table:table-cell table:style-name="ce25" table:formula="of:=([.A23]*[.B21])+[.A23]" office:value-type="currency" office:currency="USD" office:value="3349.631982" calcext:value-type="currency">
            <text:p>$3,349.63</text:p>
          </table:table-cell>
          <table:table-cell table:style-name="ce25" table:formula="of:=([.B23]*1%)+[.B23]" office:value-type="currency" office:currency="USD" office:value="3383.12830182" calcext:value-type="currency">
            <text:p>$3,383.13</text:p>
          </table:table-cell>
          <table:table-cell table:number-columns-repeated="4"/>
        </table:table-row>
        <table:table-row table:style-name="ro2">
          <table:table-cell table:style-name="ce31" table:number-columns-repeated="3"/>
          <table:table-cell table:number-columns-repeated="4"/>
        </table:table-row>
        <table:table-row table:style-name="ro2">
          <table:table-cell table:style-name="ce27" office:value-type="string" calcext:value-type="string">
            <text:p>Bat Variable %:</text:p>
          </table:table-cell>
          <table:table-cell table:style-name="ce35" table:formula="of:=3.06%" office:value-type="percentage" office:value="0.0306" calcext:value-type="percentage">
            <text:p>3.06%</text:p>
          </table:table-cell>
          <table:table-cell table:style-name="ce31"/>
          <table:table-cell table:number-columns-repeated="4"/>
        </table:table-row>
        <table:table-row table:style-name="ro2"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4"/>
        </table:table-row>
        <table:table-row table:style-name="ro2">
          <table:table-cell table:style-name="ce25" table:formula="of:=1.29" office:value-type="currency" office:currency="USD" office:value="1.29" calcext:value-type="currency">
            <text:p>$1.29</text:p>
          </table:table-cell>
          <table:table-cell table:style-name="ce25" table:formula="of:=([.A27]*[.B25])+[.A27]" office:value-type="currency" office:currency="USD" office:value="1.329474" calcext:value-type="currency">
            <text:p>$1.33</text:p>
          </table:table-cell>
          <table:table-cell table:style-name="ce25" table:formula="of:=([.B27]*1%)+[.B27]" office:value-type="currency" office:currency="USD" office:value="1.34276874" calcext:value-type="currency">
            <text:p>$1.34</text:p>
          </table:table-cell>
          <table:table-cell table:number-columns-repeated="4"/>
        </table:table-row>
        <table:table-row table:style-name="ro2">
          <table:table-cell table:style-name="ce25" table:number-columns-repeated="3"/>
          <table:table-cell table:number-columns-repeated="4"/>
        </table:table-row>
        <table:table-row table:style-name="ro2">
          <table:table-cell table:style-name="ce6" office:value-type="string" calcext:value-type="string">
            <text:p>Bitcoin Variable %:</text:p>
          </table:table-cell>
          <table:table-cell table:style-name="ce10" table:formula="of:=0.35%" office:value-type="percentage" office:value="0.0035" calcext:value-type="percentage">
            <text:p>0.35%</text:p>
          </table:table-cell>
          <table:table-cell table:style-name="ce11"/>
          <table:table-cell/>
          <table:table-cell table:style-name="ce20"/>
          <table:table-cell table:number-columns-repeated="2"/>
        </table:table-row>
        <table:table-row table:style-name="ro2">
          <table:table-cell table:style-name="ce7" office:value-type="string" calcext:value-type="string">
            <text:p>Gemini Price</text:p>
          </table:table-cell>
          <table:table-cell table:style-name="ce7" office:value-type="string" calcext:value-type="string">
            <text:p>BreakEven</text:p>
          </table:table-cell>
          <table:table-cell table:style-name="ce7" office:value-type="string" calcext:value-type="string">
            <text:p>Profift 1.65%</text:p>
          </table:table-cell>
          <table:table-cell table:style-name="ce7" office:value-type="string" calcext:value-type="string">
            <text:p>Profift 8.65%</text:p>
          </table:table-cell>
          <table:table-cell table:style-name="ce7" office:value-type="string" calcext:value-type="string">
            <text:p>Profift 9.65%</text:p>
          </table:table-cell>
          <table:table-cell table:number-columns-repeated="2"/>
        </table:table-row>
        <table:table-row table:style-name="ro2">
          <table:table-cell table:style-name="ce8" table:formula="of:=36695" office:value-type="currency" office:currency="USD" office:value="36695" calcext:value-type="currency">
            <text:p>$36,695.00</text:p>
          </table:table-cell>
          <table:table-cell table:style-name="ce8" table:formula="of:=([.A31]*[.B29])+[.A31]" office:value-type="currency" office:currency="USD" office:value="36823.4325" calcext:value-type="currency">
            <text:p>$36,823.43</text:p>
          </table:table-cell>
          <table:table-cell table:style-name="ce8" table:formula="of:=([.B31]*1.65%)+[.B31]" office:value-type="currency" office:currency="USD" office:value="37431.01913625" calcext:value-type="currency">
            <text:p>$37,431.02</text:p>
          </table:table-cell>
          <table:table-cell table:style-name="ce8" table:formula="of:=([.C31]*8.65%)+[.C31]" office:value-type="currency" office:currency="USD" office:value="40668.8022915356" calcext:value-type="currency">
            <text:p>$40,668.80</text:p>
          </table:table-cell>
          <table:table-cell table:style-name="ce8" table:formula="of:=([.D31]*9.65%)+[.D31]" office:value-type="currency" office:currency="USD" office:value="44593.3417126688" calcext:value-type="currency">
            <text:p>$44,593.34</text:p>
          </table:table-cell>
          <table:table-cell table:number-columns-repeated="2"/>
        </table:table-row>
        <table:table-row table:style-name="ro2">
          <table:table-cell table:style-name="ce25" table:number-columns-repeated="3"/>
          <table:table-cell table:number-columns-repeated="4"/>
        </table:table-row>
        <table:table-row table:style-name="ro2">
          <table:table-cell table:style-name="ce25"/>
          <table:table-cell table:style-name="ce31" table:number-columns-repeated="2"/>
          <table:table-cell table:number-columns-repeated="4"/>
        </table:table-row>
        <table:table-row table:style-name="ro2">
          <table:table-cell table:style-name="ce25" table:formula="of:=54983" office:value-type="currency" office:currency="USD" office:value="54983" calcext:value-type="currency">
            <text:p>$54,983.00</text:p>
          </table:table-cell>
          <table:table-cell table:style-name="ce25" office:value-type="currency" office:currency="USD" office:value="25.31" calcext:value-type="currency">
            <text:p>$25.31</text:p>
          </table:table-cell>
          <table:table-cell table:style-name="ce28" table:formula="of:=1.325" office:value-type="currency" office:currency="USD" office:value="1.325" calcext:value-type="currency">
            <text:p>$1.33</text:p>
          </table:table-cell>
          <table:table-cell table:style-name="ce25" table:formula="of:=3897.21" office:value-type="currency" office:currency="USD" office:value="3897.21" calcext:value-type="currency">
            <text:p>$3,897.21</text:p>
          </table:table-cell>
          <table:table-cell table:number-columns-repeated="3"/>
        </table:table-row>
        <table:table-row table:style-name="ro2">
          <table:table-cell table:style-name="ce25" table:formula="of:=55715.42" office:value-type="currency" office:currency="USD" office:value="55715.42" calcext:value-type="currency">
            <text:p>$55,715.42</text:p>
          </table:table-cell>
          <table:table-cell table:style-name="ce25" office:value-type="currency" office:currency="USD" office:value="25.82372897" calcext:value-type="currency">
            <text:p>$25.82</text:p>
          </table:table-cell>
          <table:table-cell table:style-name="ce28" table:formula="of:=1.3655736" office:value-type="currency" office:currency="USD" office:value="1.3655736" calcext:value-type="currency">
            <text:p>$1.37</text:p>
          </table:table-cell>
          <table:table-cell table:style-name="ce25" table:formula="of:=3957.11472" office:value-type="currency" office:currency="USD" office:value="3957.11472" calcext:value-type="currency">
            <text:p>$3,957.11</text:p>
          </table:table-cell>
          <table:table-cell table:number-columns-repeated="3"/>
        </table:table-row>
        <table:table-row table:style-name="ro2">
          <table:table-cell table:style-name="ce25" table:formula="of:=[.A35]-[.A34]" office:value-type="currency" office:currency="USD" office:value="732.419999999998" calcext:value-type="currency">
            <text:p>$732.42</text:p>
          </table:table-cell>
          <table:table-cell table:style-name="ce25" table:formula="of:=[.B35]-[.B34]" office:value-type="currency" office:currency="USD" office:value="0.513728970000003" calcext:value-type="currency">
            <text:p>$0.51</text:p>
          </table:table-cell>
          <table:table-cell table:style-name="ce28" table:formula="of:=[.C35]-[.C34]" office:value-type="currency" office:currency="USD" office:value="0.0405736000000001" calcext:value-type="currency">
            <text:p>$0.04</text:p>
          </table:table-cell>
          <table:table-cell table:style-name="ce25" table:formula="of:=[.D35]-[.D34]" office:value-type="currency" office:currency="USD" office:value="59.90472" calcext:value-type="currency">
            <text:p>$59.90</text:p>
          </table:table-cell>
          <table:table-cell table:number-columns-repeated="3"/>
        </table:table-row>
        <table:table-row table:style-name="ro2">
          <table:table-cell table:style-name="ce35" table:formula="of:=[.A36]/[.A34]" office:value-type="percentage" office:value="0.0133208446247021" calcext:value-type="percentage">
            <text:p>1.33%</text:p>
          </table:table-cell>
          <table:table-cell table:style-name="ce35" table:formula="of:=[.B36]/[.B34]" office:value-type="percentage" office:value="0.0202974701698934" calcext:value-type="percentage">
            <text:p>2.03%</text:p>
          </table:table-cell>
          <table:table-cell table:style-name="ce57" table:formula="of:=[.C36]/[.C34]" office:value-type="percentage" office:value="0.0306215849056605" calcext:value-type="percentage">
            <text:p>3.06%</text:p>
          </table:table-cell>
          <table:table-cell table:style-name="ce35" table:formula="of:=[.D36]/[.D34]" office:value-type="percentage" office:value="0.0153711809217363" calcext:value-type="percentage">
            <text:p>1.54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0"/>
          <table:table-cell table:number-columns-repeated="2"/>
        </table:table-row>
      </table:table>
      <table:table table:name="BreakEvenProfit" table:style-name="ta1"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7" table:number-columns-repeated="1014" table:default-cell-style-name="ce31"/>
        <table:table-row table:style-name="ro2">
          <table:table-cell table:style-name="ce30" office:value-type="string" calcext:value-type="string">
            <text:p>Bought Coins</text:p>
          </table:table-cell>
          <table:table-cell table:style-name="ce30" office:value-type="string" calcext:value-type="string">
            <text:p>Sold Coins</text:p>
          </table:table-cell>
          <table:table-cell table:style-name="ce30" office:value-type="string" calcext:value-type="string">
            <text:p>Left Over Coi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30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25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32" office:value-type="float" office:value="3.3466689" calcext:value-type="float">
            <text:p>3.34666890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33"/>
          <table:table-cell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53558391" calcext:value-type="float">
            <text:p>5.53558391</text:p>
          </table:table-cell>
          <table:table-cell table:style-name="ce32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2"/>
          <table:table-cell table:style-name="Default" table:number-columns-repeated="4"/>
          <table:table-cell table:style-name="ce25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2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25"/>
          <table:table-cell table:style-name="ce35"/>
          <table:table-cell table:style-name="ce25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2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29"/>
          <table:table-cell table:number-columns-repeated="1017"/>
        </table:table-row>
        <table:table-row table:style-name="ro2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33"/>
          <table:table-cell/>
          <table:table-cell table:style-name="ce35" office:value-type="string" calcext:value-type="string">
            <text:p>Footprints</text:p>
          </table:table-cell>
          <table:table-cell table:style-name="ce35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2">
          <table:table-cell table:style-name="ce32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2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1.37854879" calcext:value-type="float">
            <text:p>1.37854879</text:p>
          </table:table-cell>
          <table:table-cell table:number-columns-repeated="5"/>
          <table:table-cell table:style-name="ce29"/>
          <table:table-cell table:number-columns-repeated="1017"/>
        </table:table-row>
        <table:table-row table:style-name="ro2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2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35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9"/>
          <table:table-cell table:style-name="ce25"/>
          <table:table-cell table:style-name="ce39"/>
          <table:table-cell table:number-columns-repeated="1016"/>
        </table:table-row>
        <table:table-row table:style-name="ro2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table:number-columns-repeated="5"/>
          <table:table-cell table:style-name="ce29"/>
          <table:table-cell/>
          <table:table-cell table:style-name="ce32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25" table:number-columns-repeated="3"/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% Calculation" table:style-name="ta1">
        <table:table-column table:style-name="co18" table:default-cell-style-name="ce43"/>
        <table:table-column table:style-name="co7" table:default-cell-style-name="ce43"/>
        <table:table-column table:style-name="co19" table:default-cell-style-name="ce43"/>
        <table:table-column table:style-name="co7" table:number-columns-repeated="1021" table:default-cell-style-name="ce43"/>
        <table:table-row table:style-name="ro1">
          <table:table-cell table:style-name="ce42" office:value-type="string" calcext:value-type="string">
            <text:p>Amount Invested</text:p>
          </table:table-cell>
          <table:table-cell table:style-name="ce42" office:value-type="string" calcext:value-type="string">
            <text:p>1% Profit</text:p>
          </table:table-cell>
          <table:table-cell table:style-name="ce42" office:value-type="string" calcext:value-type="string">
            <text:p>Current Total</text:p>
          </table:table-cell>
          <table:table-cell table:style-name="ce42" table:number-columns-repeated="1021"/>
        </table:table-row>
        <table:table-row table:style-name="ro1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51" table:number-columns-repeated="2"/>
          <table:table-cell table:style-name="ce53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1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51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51"/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51"/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51"/>
          <table:table-cell table:style-name="ce53"/>
          <table:table-cell/>
          <table:table-cell table:style-name="ce51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51"/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51"/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51"/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51"/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51"/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51"/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51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51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51"/>
          <table:table-cell table:number-columns-repeated="2"/>
          <table:table-cell table:style-name="ce51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51"/>
          <table:table-cell table:number-columns-repeated="2"/>
          <table:table-cell table:style-name="ce51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51"/>
          <table:table-cell table:number-columns-repeated="2"/>
          <table:table-cell table:style-name="ce51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51"/>
          <table:table-cell table:number-columns-repeated="2"/>
          <table:table-cell table:style-name="ce51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51" table:number-columns-repeated="2"/>
          <table:table-cell/>
          <table:table-cell table:style-name="ce51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51"/>
          <table:table-cell table:number-columns-repeated="2"/>
          <table:table-cell table:style-name="ce51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51" table:number-columns-repeated="2"/>
          <table:table-cell/>
          <table:table-cell table:style-name="ce51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51"/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51"/>
          <table:table-cell table:number-columns-repeated="2"/>
          <table:table-cell table:style-name="ce51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51"/>
          <table:table-cell table:number-columns-repeated="2"/>
          <table:table-cell table:style-name="ce51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51"/>
          <table:table-cell table:number-columns-repeated="2"/>
          <table:table-cell table:style-name="ce51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51"/>
          <table:table-cell table:number-columns-repeated="2"/>
          <table:table-cell table:style-name="ce51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51"/>
          <table:table-cell table:number-columns-repeated="2"/>
          <table:table-cell table:style-name="ce51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51"/>
          <table:table-cell table:number-columns-repeated="2"/>
          <table:table-cell table:style-name="ce51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51"/>
          <table:table-cell table:number-columns-repeated="2"/>
          <table:table-cell table:style-name="ce51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51"/>
          <table:table-cell table:number-columns-repeated="2"/>
          <table:table-cell table:style-name="ce51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51"/>
          <table:table-cell table:number-columns-repeated="2"/>
          <table:table-cell table:style-name="ce51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51"/>
          <table:table-cell table:number-columns-repeated="2"/>
          <table:table-cell table:style-name="ce51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51"/>
          <table:table-cell table:number-columns-repeated="2"/>
          <table:table-cell table:style-name="ce51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51"/>
          <table:table-cell table:number-columns-repeated="2"/>
          <table:table-cell table:style-name="ce51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51"/>
          <table:table-cell table:number-columns-repeated="2"/>
          <table:table-cell table:style-name="ce51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51"/>
          <table:table-cell table:number-columns-repeated="2"/>
          <table:table-cell table:style-name="ce51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51"/>
          <table:table-cell table:number-columns-repeated="2"/>
          <table:table-cell table:style-name="ce51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51"/>
          <table:table-cell table:number-columns-repeated="2"/>
          <table:table-cell table:style-name="ce51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51"/>
          <table:table-cell table:number-columns-repeated="2"/>
          <table:table-cell table:style-name="ce51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51"/>
          <table:table-cell table:number-columns-repeated="2"/>
          <table:table-cell table:style-name="ce51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51"/>
          <table:table-cell table:number-columns-repeated="2"/>
          <table:table-cell table:style-name="ce51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51"/>
          <table:table-cell table:number-columns-repeated="2"/>
          <table:table-cell table:style-name="ce51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51"/>
          <table:table-cell table:number-columns-repeated="2"/>
          <table:table-cell table:style-name="ce51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51"/>
          <table:table-cell table:number-columns-repeated="2"/>
          <table:table-cell table:style-name="ce51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51"/>
          <table:table-cell table:number-columns-repeated="2"/>
          <table:table-cell table:style-name="ce51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51"/>
          <table:table-cell table:number-columns-repeated="2"/>
          <table:table-cell table:style-name="ce51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51"/>
          <table:table-cell table:number-columns-repeated="2"/>
          <table:table-cell table:style-name="ce51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51"/>
          <table:table-cell table:number-columns-repeated="2"/>
          <table:table-cell table:style-name="ce51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51"/>
          <table:table-cell table:number-columns-repeated="2"/>
          <table:table-cell table:style-name="ce51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51"/>
          <table:table-cell table:number-columns-repeated="2"/>
          <table:table-cell table:style-name="ce51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51"/>
          <table:table-cell table:number-columns-repeated="2"/>
          <table:table-cell table:style-name="ce51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51"/>
          <table:table-cell table:number-columns-repeated="2"/>
          <table:table-cell table:style-name="ce51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51"/>
          <table:table-cell table:number-columns-repeated="2"/>
          <table:table-cell table:style-name="ce51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51"/>
          <table:table-cell table:number-columns-repeated="2"/>
          <table:table-cell table:style-name="ce51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51"/>
          <table:table-cell table:number-columns-repeated="2"/>
          <table:table-cell table:style-name="ce51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51"/>
          <table:table-cell table:number-columns-repeated="2"/>
          <table:table-cell table:style-name="ce51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51"/>
          <table:table-cell table:number-columns-repeated="2"/>
          <table:table-cell table:style-name="ce51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51"/>
          <table:table-cell table:number-columns-repeated="2"/>
          <table:table-cell table:style-name="ce51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51"/>
          <table:table-cell table:number-columns-repeated="2"/>
          <table:table-cell table:style-name="ce51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51"/>
          <table:table-cell table:number-columns-repeated="2"/>
          <table:table-cell table:style-name="ce51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51"/>
          <table:table-cell table:number-columns-repeated="2"/>
          <table:table-cell table:style-name="ce51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51"/>
          <table:table-cell table:number-columns-repeated="2"/>
          <table:table-cell table:style-name="ce51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51"/>
          <table:table-cell table:number-columns-repeated="2"/>
          <table:table-cell table:style-name="ce51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51"/>
          <table:table-cell table:number-columns-repeated="2"/>
          <table:table-cell table:style-name="ce51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51"/>
          <table:table-cell table:number-columns-repeated="2"/>
          <table:table-cell table:style-name="ce51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51"/>
          <table:table-cell table:number-columns-repeated="2"/>
          <table:table-cell table:style-name="ce51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51"/>
          <table:table-cell table:number-columns-repeated="2"/>
          <table:table-cell table:style-name="ce51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51"/>
          <table:table-cell table:number-columns-repeated="2"/>
          <table:table-cell table:style-name="ce51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51"/>
          <table:table-cell table:number-columns-repeated="2"/>
          <table:table-cell table:style-name="ce51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51"/>
          <table:table-cell table:number-columns-repeated="2"/>
          <table:table-cell table:style-name="ce51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51"/>
          <table:table-cell table:number-columns-repeated="2"/>
          <table:table-cell table:style-name="ce51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51"/>
          <table:table-cell table:number-columns-repeated="2"/>
          <table:table-cell table:style-name="ce51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51"/>
          <table:table-cell table:number-columns-repeated="2"/>
          <table:table-cell table:style-name="ce51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51"/>
          <table:table-cell table:number-columns-repeated="2"/>
          <table:table-cell table:style-name="ce51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51"/>
          <table:table-cell table:number-columns-repeated="2"/>
          <table:table-cell table:style-name="ce51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51"/>
          <table:table-cell table:number-columns-repeated="2"/>
          <table:table-cell table:style-name="ce51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51"/>
          <table:table-cell table:number-columns-repeated="2"/>
          <table:table-cell table:style-name="ce51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51"/>
          <table:table-cell table:number-columns-repeated="2"/>
          <table:table-cell table:style-name="ce51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51"/>
          <table:table-cell table:number-columns-repeated="2"/>
          <table:table-cell table:style-name="ce51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51"/>
          <table:table-cell table:number-columns-repeated="2"/>
          <table:table-cell table:style-name="ce51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51"/>
          <table:table-cell table:number-columns-repeated="2"/>
          <table:table-cell table:style-name="ce51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51"/>
          <table:table-cell table:number-columns-repeated="2"/>
          <table:table-cell table:style-name="ce51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51"/>
          <table:table-cell table:number-columns-repeated="2"/>
          <table:table-cell table:style-name="ce51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51"/>
          <table:table-cell table:number-columns-repeated="2"/>
          <table:table-cell table:style-name="ce51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51"/>
          <table:table-cell table:number-columns-repeated="2"/>
          <table:table-cell table:style-name="ce51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51"/>
          <table:table-cell table:number-columns-repeated="2"/>
          <table:table-cell table:style-name="ce51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51"/>
          <table:table-cell table:number-columns-repeated="2"/>
          <table:table-cell table:style-name="ce51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51"/>
          <table:table-cell table:number-columns-repeated="2"/>
          <table:table-cell table:style-name="ce51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51"/>
          <table:table-cell table:number-columns-repeated="2"/>
          <table:table-cell table:style-name="ce51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51"/>
          <table:table-cell table:number-columns-repeated="2"/>
          <table:table-cell table:style-name="ce51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51"/>
          <table:table-cell table:number-columns-repeated="2"/>
          <table:table-cell table:style-name="ce51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51"/>
          <table:table-cell table:number-columns-repeated="2"/>
          <table:table-cell table:style-name="ce51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51"/>
          <table:table-cell table:number-columns-repeated="2"/>
          <table:table-cell table:style-name="ce51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51"/>
          <table:table-cell table:number-columns-repeated="2"/>
          <table:table-cell table:style-name="ce51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51"/>
          <table:table-cell table:number-columns-repeated="2"/>
          <table:table-cell table:style-name="ce51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51"/>
          <table:table-cell table:number-columns-repeated="2"/>
          <table:table-cell table:style-name="ce51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51"/>
          <table:table-cell table:number-columns-repeated="2"/>
          <table:table-cell table:style-name="ce51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51"/>
          <table:table-cell table:number-columns-repeated="2"/>
          <table:table-cell table:style-name="ce51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51"/>
          <table:table-cell table:number-columns-repeated="2"/>
          <table:table-cell table:style-name="ce51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51"/>
          <table:table-cell table:number-columns-repeated="2"/>
          <table:table-cell table:style-name="ce51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51"/>
          <table:table-cell table:number-columns-repeated="2"/>
          <table:table-cell table:style-name="ce51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51"/>
          <table:table-cell table:number-columns-repeated="2"/>
          <table:table-cell table:style-name="ce51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1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1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1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1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1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1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1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1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1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1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1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1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1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1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1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1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1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1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1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1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1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1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1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1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1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1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1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1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1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1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1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1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1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1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1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1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1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1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1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1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1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1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1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1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1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1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1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1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1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1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1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1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1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1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1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1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1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1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1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1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1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1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1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1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1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1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1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1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1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1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1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1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1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1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1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1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1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1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1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1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1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1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1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1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1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1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1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1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1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1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1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1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1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1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1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1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1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1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1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1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1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1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1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1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1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1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1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1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1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1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1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1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1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1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1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1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1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51"/>
          <table:table-cell table:number-columns-repeated="1018"/>
        </table:table-row>
        <table:table-row table:style-name="ro1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1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1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1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1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1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1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1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1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1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1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1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1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1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yptoPairs" table:style-name="ta1">
        <table:table-column table:style-name="co7" table:default-cell-style-name="ce27"/>
        <table:table-column table:style-name="co20" table:default-cell-style-name="ce55"/>
        <table:table-column table:style-name="co21" table:default-cell-style-name="ce55"/>
        <table:table-column table:style-name="co7" table:number-columns-repeated="1021" table:default-cell-style-name="ce55"/>
        <table:table-row table:style-name="ro2">
          <table:table-cell table:style-name="ce54"/>
          <table:table-cell table:style-name="ce54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D:</text:p>
          </table:table-cell>
          <table:table-cell table:style-name="Default"/>
          <table:table-cell table:style-name="ce54"/>
          <table:table-cell table:style-name="ce2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25" table:formula="of:=[.D2]/[.B3]" office:value-type="currency" office:currency="USD" office:value="28.0662293108956" calcext:value-type="currency">
            <text:p>$28.07</text:p>
          </table:table-cell>
          <table:table-cell table:style-name="ce28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:</text:p>
          </table:table-cell>
          <table:table-cell table:style-name="ce29" office:value-type="float" office:value="0.01717626" calcext:value-type="float">
            <text:p>0.01717626</text:p>
          </table:table-cell>
          <table:table-cell table:style-name="ce28" table:formula="of:=[.D2]/[.B4]" office:value-type="currency" office:currency="USD" office:value="2487.153780858" calcext:value-type="currency">
            <text:p>$2,487.15</text:p>
          </table:table-cell>
          <table:table-cell table:style-name="ce28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28" table:formula="of:=[.D2]/[.B5]" office:value-type="currency" office:currency="USD" office:value="36370.4473088253" calcext:value-type="currency">
            <text:p>$36,370.45</text:p>
          </table:table-cell>
          <table:table-cell table:style-name="ce28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/>
          <table:table-cell table:style-name="ce28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57"/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bStuff" table:style-name="ta1">
        <table:table-column table:style-name="co22" table:default-cell-style-name="ce63"/>
        <table:table-column table:style-name="co23" table:default-cell-style-name="ce63"/>
        <table:table-column table:style-name="co19" table:default-cell-style-name="ce63"/>
        <table:table-column table:style-name="co9" table:default-cell-style-name="ce63"/>
        <table:table-column table:style-name="co24" table:default-cell-style-name="ce63"/>
        <table:table-column table:style-name="co7" table:number-columns-repeated="1019" table:default-cell-style-name="ce63"/>
        <table:table-row table:style-name="ro1">
          <table:table-cell table:style-name="ce61" office:value-type="string" calcext:value-type="string">
            <text:p>Pay / Hr:</text:p>
          </table:table-cell>
          <table:table-cell table:style-name="ce64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Day:</text:p>
          </table:table-cell>
          <table:table-cell table:style-name="ce64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Week:</text:p>
          </table:table-cell>
          <table:table-cell table:style-name="ce64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Month:</text:p>
          </table:table-cell>
          <table:table-cell table:style-name="ce64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ay / Year:</text:p>
          </table:table-cell>
          <table:table-cell table:style-name="ce64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Gross Income:</text:p>
          </table:table-cell>
          <table:table-cell table:style-name="ce64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64"/>
          <table:table-cell table:number-columns-repeated="1022"/>
        </table:table-row>
        <table:table-row table:style-name="ro1">
          <table:table-cell table:style-name="ce61" office:value-type="string" calcext:value-type="string">
            <text:p>FED Taxes:</text:p>
          </table:table-cell>
          <table:table-cell table:style-name="ce65" table:formula="of:=SUM([.E27:.E33])" office:value-type="currency" office:currency="USD" office:value="3544.88" calcext:value-type="currency">
            <text:p>$3,544.88</text:p>
          </table:table-cell>
          <table:table-cell table:style-name="ce62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1">
          <table:table-cell table:style-name="ce61" office:value-type="string" calcext:value-type="string">
            <text:p>State Taxes:</text:p>
          </table:table-cell>
          <table:table-cell table:style-name="ce65" table:formula="of:=SUM([.E36:.E39])" office:value-type="currency" office:currency="USD" office:value="2558.88" calcext:value-type="currency">
            <text:p>$2,558.88</text:p>
          </table:table-cell>
          <table:table-cell table:style-name="ce62" table:formula="of:=[.B10]/[.B7]" office:value-type="percentage" office:value="0.0820153846153846" calcext:value-type="percentage">
            <text:p>8.20%</text:p>
          </table:table-cell>
          <table:table-cell/>
          <table:table-cell table:style-name="ce68"/>
          <table:table-cell table:number-columns-repeated="1019"/>
        </table:table-row>
        <table:table-row table:style-name="ro1">
          <table:table-cell table:style-name="ce61" office:value-type="string" calcext:value-type="string">
            <text:p>Total Taxes:</text:p>
          </table:table-cell>
          <table:table-cell table:style-name="ce65" table:formula="of:=SUM([.B9:.B10])" office:value-type="currency" office:currency="USD" office:value="6103.76" calcext:value-type="currency">
            <text:p>$6,103.76</text:p>
          </table:table-cell>
          <table:table-cell table:style-name="ce62" table:formula="of:=[.B11]/[.B7]" office:value-type="percentage" office:value="0.195633333333333" calcext:value-type="percentage">
            <text:p>19.56%</text:p>
          </table:table-cell>
          <table:table-cell/>
          <table:table-cell table:style-name="ce42" office:value-type="string" calcext:value-type="string">
            <text:p>House:</text:p>
          </table:table-cell>
          <table:table-cell table:style-name="ce68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style-name="ce62"/>
          <table:table-cell/>
          <table:table-cell table:style-name="ce61" office:value-type="string" calcext:value-type="string">
            <text:p>Hrs:</text:p>
          </table:table-cell>
          <table:table-cell table:style-name="ce69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Net Income:</text:p>
          </table:table-cell>
          <table:table-cell table:style-name="ce66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61" office:value-type="string" calcext:value-type="string">
            <text:p>8hr-Days:</text:p>
          </table:table-cell>
          <table:table-cell table:style-name="ce69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65"/>
          <table:table-cell table:number-columns-repeated="2"/>
          <table:table-cell table:style-name="ce61" office:value-type="string" calcext:value-type="string">
            <text:p>5Day-Weeks:</text:p>
          </table:table-cell>
          <table:table-cell table:style-name="ce69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Rent:</text:p>
          </table:table-cell>
          <table:table-cell table:style-name="ce65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61" office:value-type="string" calcext:value-type="string">
            <text:p>52Week-Years:</text:p>
          </table:table-cell>
          <table:table-cell table:style-name="ce69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Power Bill:</text:p>
          </table:table-cell>
          <table:table-cell table:style-name="ce65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Insurance:</text:p>
          </table:table-cell>
          <table:table-cell table:style-name="ce65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Phone Bill:</text:p>
          </table:table-cell>
          <table:table-cell table:style-name="ce65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61"/>
          <table:table-cell table:style-name="ce68"/>
          <table:table-cell table:number-columns-repeated="1018"/>
        </table:table-row>
        <table:table-row table:style-name="ro1">
          <table:table-cell table:style-name="ce61" office:value-type="string" calcext:value-type="string">
            <text:p>Internet Bill:</text:p>
          </table:table-cell>
          <table:table-cell table:style-name="ce65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Amazon Prime:</text:p>
          </table:table-cell>
          <table:table-cell table:style-name="ce65" table:formula="of:=12.99*12" office:value-type="currency" office:currency="USD" office:value="155.88" calcext:value-type="currency">
            <text:p>$155.88</text:p>
          </table:table-cell>
          <table:table-cell/>
          <table:table-cell table:style-name="ce68"/>
          <table:table-cell table:style-name="ce61"/>
          <table:table-cell table:number-columns-repeated="1019"/>
        </table:table-row>
        <table:table-row table:style-name="ro1">
          <table:table-cell table:style-name="ce61"/>
          <table:table-cell table:style-name="ce64"/>
          <table:table-cell/>
          <table:table-cell table:style-name="ce43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Monthly Expenses</text:p>
          </table:table-cell>
          <table:table-cell table:style-name="ce64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Year:</text:p>
          </table:table-cell>
          <table:table-cell table:style-name="ce64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eftover / Month:</text:p>
          </table:table-cell>
          <table:table-cell table:style-name="ce64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1">
          <table:table-cell table:style-name="ce61" table:number-columns-repeated="2"/>
          <table:table-cell table:number-columns-repeated="1022"/>
        </table:table-row>
        <table:table-row table:style-name="ro1">
          <table:table-cell table:style-name="ce61" office:value-type="string" calcext:value-type="string">
            <text:p>FED Rate</text:p>
          </table:table-cell>
          <table:table-cell table:style-name="ce61" office:value-type="string" calcext:value-type="string">
            <text:p>FED Single Bracket</text:p>
          </table:table-cell>
          <table:table-cell table:style-name="ce61" office:value-type="string" calcext:value-type="string">
            <text:p>FED Max Tax</text:p>
          </table:table-cell>
          <table:table-cell table:style-name="ce61" office:value-type="string" calcext:value-type="string">
            <text:p>Max Bracket </text:p>
          </table:table-cell>
          <table:table-cell table:style-name="ce61" office:value-type="string" calcext:value-type="string">
            <text:p>Tax</text:p>
          </table:table-cell>
          <table:table-cell table:number-columns-repeated="1019"/>
        </table:table-row>
        <table:table-row table:style-name="ro1">
          <table:table-cell table:style-name="ce62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68" table:formula="of:=9950" office:value-type="currency" office:currency="USD" office:value="9950" calcext:value-type="currency">
            <text:p>$9,950.00</text:p>
          </table:table-cell>
          <table:table-cell table:style-name="ce68" table:formula="of:=IF(([.B7]&gt;=9950); [.C27]; [.B7])" office:value-type="currency" office:currency="USD" office:value="9950" calcext:value-type="currency">
            <text:p>$9,950.00</text:p>
          </table:table-cell>
          <table:table-cell table:style-name="ce68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1">
          <table:table-cell table:style-name="ce62" table:formula="of:=12%" office:value-type="percentage" office:value="0.12" calcext:value-type="percentage">
            <text:p>12.00%</text:p>
          </table:table-cell>
          <table:table-cell table:style-name="ce67" office:value-type="string" calcext:value-type="string">
            <text:p>$9,951 to $40,525</text:p>
          </table:table-cell>
          <table:table-cell table:style-name="ce68" table:formula="of:=40525-9951" office:value-type="currency" office:currency="USD" office:value="30574" calcext:value-type="currency">
            <text:p>$30,574.00</text:p>
          </table:table-cell>
          <table:table-cell table:style-name="ce68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68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1">
          <table:table-cell table:style-name="ce62" table:formula="of:=22%" office:value-type="percentage" office:value="0.22" calcext:value-type="percentage">
            <text:p>22.00%</text:p>
          </table:table-cell>
          <table:table-cell table:style-name="ce67" office:value-type="string" calcext:value-type="string">
            <text:p>$40,526 to $86,375</text:p>
          </table:table-cell>
          <table:table-cell table:style-name="ce68" table:formula="of:=86375-40526" office:value-type="currency" office:currency="USD" office:value="45849" calcext:value-type="currency">
            <text:p>$45,849.00</text:p>
          </table:table-cell>
          <table:table-cell table:style-name="ce68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68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24%" office:value-type="percentage" office:value="0.24" calcext:value-type="percentage">
            <text:p>24.00%</text:p>
          </table:table-cell>
          <table:table-cell table:style-name="ce67" office:value-type="string" calcext:value-type="string">
            <text:p>$86,376 to $164,925</text:p>
          </table:table-cell>
          <table:table-cell table:style-name="ce68" table:formula="of:=164925-86376" office:value-type="currency" office:currency="USD" office:value="78549" calcext:value-type="currency">
            <text:p>$78,549.00</text:p>
          </table:table-cell>
          <table:table-cell table:style-name="ce68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68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2%" office:value-type="percentage" office:value="0.32" calcext:value-type="percentage">
            <text:p>32.00%</text:p>
          </table:table-cell>
          <table:table-cell table:style-name="ce67" office:value-type="string" calcext:value-type="string">
            <text:p>$164,926 to $209,425</text:p>
          </table:table-cell>
          <table:table-cell table:style-name="ce68" table:formula="of:=209425-164926" office:value-type="currency" office:currency="USD" office:value="44499" calcext:value-type="currency">
            <text:p>$44,499.00</text:p>
          </table:table-cell>
          <table:table-cell table:style-name="ce68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68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5%" office:value-type="percentage" office:value="0.35" calcext:value-type="percentage">
            <text:p>35.00%</text:p>
          </table:table-cell>
          <table:table-cell table:style-name="ce67" office:value-type="string" calcext:value-type="string">
            <text:p>$209,426 to $523,600</text:p>
          </table:table-cell>
          <table:table-cell table:style-name="ce68" table:formula="of:=523600-209426" office:value-type="currency" office:currency="USD" office:value="314174" calcext:value-type="currency">
            <text:p>$314,174.00</text:p>
          </table:table-cell>
          <table:table-cell table:style-name="ce68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68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62" table:formula="of:=37%" office:value-type="percentage" office:value="0.37" calcext:value-type="percentage">
            <text:p>37.00%</text:p>
          </table:table-cell>
          <table:table-cell table:style-name="ce67" office:value-type="string" calcext:value-type="string">
            <text:p>$523,601 or more</text:p>
          </table:table-cell>
          <table:table-cell table:style-name="ce68" table:formula="of:=523601" office:value-type="currency" office:currency="USD" office:value="523601" calcext:value-type="currency">
            <text:p>$523,601.00</text:p>
          </table:table-cell>
          <table:table-cell table:style-name="ce68" table:formula="of:=IF(([.B7]&gt;=523601); [.C33]; 0)" office:value-type="currency" office:currency="USD" office:value="0" calcext:value-type="currency">
            <text:p>$0.00</text:p>
          </table:table-cell>
          <table:table-cell table:style-name="ce68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Oregon Rate</text:p>
          </table:table-cell>
          <table:table-cell table:number-columns-repeated="1023"/>
        </table:table-row>
        <table:table-row table:style-name="ro1">
          <table:table-cell table:style-name="ce62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68" table:formula="of:=3549" office:value-type="currency" office:currency="USD" office:value="3549" calcext:value-type="currency">
            <text:p>$3,549.00</text:p>
          </table:table-cell>
          <table:table-cell table:style-name="ce68" table:formula="of:=IF(([.B7]&gt;=3549); [.C36]; [.B7])" office:value-type="currency" office:currency="USD" office:value="3549" calcext:value-type="currency">
            <text:p>$3,549.00</text:p>
          </table:table-cell>
          <table:table-cell table:style-name="ce68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1">
          <table:table-cell table:style-name="ce62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68" table:formula="of:=8899-3550" office:value-type="currency" office:currency="USD" office:value="5349" calcext:value-type="currency">
            <text:p>$5,349.00</text:p>
          </table:table-cell>
          <table:table-cell table:style-name="ce68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68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1">
          <table:table-cell table:style-name="ce62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68" table:formula="of:=124999-8900" office:value-type="currency" office:currency="USD" office:value="116099" calcext:value-type="currency">
            <text:p>$116,099.00</text:p>
          </table:table-cell>
          <table:table-cell table:style-name="ce68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68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1">
          <table:table-cell table:style-name="ce62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68" table:formula="of:=125000" office:value-type="currency" office:currency="USD" office:value="125000" calcext:value-type="currency">
            <text:p>$125,000.00</text:p>
          </table:table-cell>
          <table:table-cell table:style-name="ce68" table:formula="of:=IF(([.B7]&gt;=125000); [.C39]; 0)" office:value-type="currency" office:currency="USD" office:value="0" calcext:value-type="currency">
            <text:p>$0.00</text:p>
          </table:table-cell>
          <table:table-cell table:style-name="ce68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8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21:03:11.759624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2-01-24T13:11:32.177127028</dc:date>
    <meta:editing-duration>P89DT3H4M3S</meta:editing-duration>
    <meta:editing-cycles>344</meta:editing-cycles>
    <meta:generator>LibreOffice/6.4.7.2$Linux_X86_64 LibreOffice_project/40$Build-2</meta:generator>
    <meta:document-statistic meta:table-count="5" meta:cell-count="1756" meta:object-count="0"/>
  </office:meta>
</office:document-meta>
</file>